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b55" officeooo:paragraph-rsid="000a7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gkjgh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36:04.348366100</meta:creation-date>
    <dc:date>2025-10-24T17:36:34.01837270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25.8.2.2$Windows_X86_64 LibreOffice_project/d401f2107ccab8f924a8e2df40f573aab7605b6f</meta:generator>
  </office:meta>
</office:document-meta>
</file>